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fo:keep-with-next="auto"/>
    </style:style>
    <style:style style:name="P2" style:family="paragraph" style:parent-style-name="Heading_20_4">
      <style:paragraph-properties fo:margin-left="0cm" fo:margin-right="0cm" fo:text-indent="0cm" style:auto-text-indent="false" fo:keep-with-next="auto"/>
      <style:text-properties loext:padding="0cm" loext:border="none"/>
    </style:style>
    <style:style style:name="P3" style:family="paragraph" style:parent-style-name="Text_20_body">
      <style:paragraph-properties fo:margin-left="0cm" fo:margin-right="0cm" fo:text-indent="0cm" style:auto-text-indent="false" fo:keep-with-next="auto"/>
    </style:style>
    <style:style style:name="P4" style:family="paragraph" style:parent-style-name="Text_20_body" style:list-style-name="L10">
      <style:paragraph-properties fo:margin-left="0cm" fo:margin-right="0cm" fo:text-indent="0cm" style:auto-text-indent="false" fo:keep-with-next="auto"/>
    </style:style>
    <style:style style:name="P5" style:family="paragraph" style:parent-style-name="Text_20_body" style:list-style-name="L11">
      <style:paragraph-properties fo:margin-left="0cm" fo:margin-right="0cm" fo:text-indent="0cm" style:auto-text-indent="false" fo:keep-with-next="auto"/>
    </style:style>
    <style:style style:name="P6" style:family="paragraph" style:parent-style-name="Text_20_body" style:list-style-name="L12">
      <style:paragraph-properties fo:margin-left="0cm" fo:margin-right="0cm" fo:text-indent="0cm" style:auto-text-indent="false" fo:keep-with-next="auto"/>
    </style:style>
    <style:style style:name="P7" style:family="paragraph" style:parent-style-name="Text_20_body" style:list-style-name="L13">
      <style:paragraph-properties fo:margin-left="0cm" fo:margin-right="0cm" fo:text-indent="0cm" style:auto-text-indent="false" fo:keep-with-next="auto"/>
    </style:style>
    <style:style style:name="P8" style:family="paragraph" style:parent-style-name="Text_20_body" style:list-style-name="L14">
      <style:paragraph-properties fo:margin-left="0cm" fo:margin-right="0cm" fo:text-indent="0cm" style:auto-text-indent="false" fo:keep-with-next="auto"/>
    </style:style>
    <style:style style:name="P9" style:family="paragraph" style:parent-style-name="Text_20_body" style:list-style-name="L15">
      <style:paragraph-properties fo:margin-left="0cm" fo:margin-right="0cm" fo:text-indent="0cm" style:auto-text-indent="false" fo:keep-with-next="auto"/>
    </style:style>
    <style:style style:name="P10" style:family="paragraph" style:parent-style-name="Text_20_body" style:list-style-name="L16">
      <style:paragraph-properties fo:margin-left="0cm" fo:margin-right="0cm" fo:text-indent="0cm" style:auto-text-indent="false" fo:keep-with-next="auto"/>
    </style:style>
    <style:style style:name="P11" style:family="paragraph" style:parent-style-name="Text_20_body" style:list-style-name="L17">
      <style:paragraph-properties fo:margin-left="0cm" fo:margin-right="0cm" fo:text-indent="0cm" style:auto-text-indent="false" fo:keep-with-next="auto"/>
    </style:style>
    <style:style style:name="T1" style:family="text">
      <style:text-properties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Guía de Práctica: Montaje de un Equipo Informático desde Cero</text:span> 🛠️</text:h>
      <text:section text:style-name="Sect1" text:name="model-response-message-contentr_437e07a39c1bba78">
        <text:p text:style-name="P3">¡Hola a todos! 🚀 Este es el proyecto final y más emocionante. Vais a poner en práctica todo lo aprendido en los ejercicios anteriores. Vuestro objetivo es montar un equipo informático completo, siguiendo un orden lógico y verificando cada paso con un <text:span text:style-name="T1">checklist</text:span>.</text:p>
        <text:p text:style-name="Horizontal_20_Line"/>
        <text:h text:style-name="P1" text:outline-level="3"><text:span text:style-name="T1">Paso 0: Preparación y Herramientas</text:span> 📦</text:h>
        <text:list text:style-name="L10">
          <text:list-item>
            <text:p text:style-name="P4"><text:span text:style-name="T1">Reúne todos los componentes</text:span>: Placa base, procesador (CPU), memoria RAM, almacenamiento (SSD/HDD), fuente de alimentación (PSU), tarjeta gráfica (GPU) (si no hay iGPU), y la caja del ordenador.</text:p>
          </text:list-item>
          <text:list-item>
            <text:p text:style-name="P4"><text:span text:style-name="T1">Herramientas</text:span>: Solo necesitaréis un destornillador de estrella 🪛 y, opcionalmente, una pulsera antiestática para proteger los componentes de la electricidad estática.</text:p>
          </text:list-item>
          <text:list-item>
            <text:p text:style-name="P4"><text:span text:style-name="T1">Área de trabajo</text:span>: Asegúrate de tener una mesa limpia, bien iluminada y con espacio suficiente. ¡Organiza tus componentes!</text:p>
          </text:list-item>
        </text:list>
        <text:p text:style-name="Horizontal_20_Line"/>
        <text:h text:style-name="P1" text:outline-level="3"><text:span text:style-name="T1">Checklist de Montaje del Equipo</text:span> ✅</text:h>
        <text:h text:style-name="P2" text:outline-level="4">1. Preparación de la Placa Base</text:h>
        <text:list text:style-name="L11">
          <text:list-item>
            <text:p text:style-name="P5">[ ] Coloca la placa base sobre una superficie no conductiva (la caja de cartón de la placa base es perfecta para esto).</text:p>
          </text:list-item>
          <text:list-item>
            <text:p text:style-name="P5">[ ] Abre la palanca del zócalo de la CPU.</text:p>
          </text:list-item>
          <text:list-item>
            <text:p text:style-name="P5">[ ] <text:span text:style-name="T1">Instalación de la CPU</text:span>: Retira el procesador de su embalaje y colócalo con cuidado en el zócalo. Asegúrate de que las muescas o la flecha en la esquina de la CPU coincidan con las del zócalo. Cierra la palanca.</text:p>
          </text:list-item>
          <text:list-item>
            <text:p text:style-name="P5">[ ] <text:span text:style-name="T1">Instalación de la Memoria RAM</text:span>: Abre los clips de las ranuras DIMM. Alinea la muesca del módulo de RAM con la de la ranura. Presiona firmemente en ambos extremos hasta que los clips hagan "clic" para asegurar el módulo.</text:p>
          </text:list-item>
        </text:list>
        <text:h text:style-name="P2" text:outline-level="4">2. Instalación en la Caja del PC</text:h>
        <text:list text:style-name="L12">
          <text:list-item>
            <text:p text:style-name="P6">[ ] Prepara la caja: Retira los paneles laterales y el frontal.</text:p>
          </text:list-item>
          <text:list-item>
            <text:p text:style-name="P6">[ ] Instala el <text:span text:style-name="T1">panel de puertos I/O</text:span> (si es un panel separado de la caja) en la parte trasera.</text:p>
          </text:list-item>
          <text:list-item>
            <text:p text:style-name="P6">[ ] Coloca la placa base dentro de la caja. Asegúrala con los tornillos correspondientes, usando los orificios de la placa como guía.</text:p>
          </text:list-item>
        </text:list>
        <text:h text:style-name="P2" text:outline-level="4">3. Conexiones de la Fuente de Alimentación</text:h>
        <text:list text:style-name="L13">
          <text:list-item>
            <text:p text:style-name="P7">[ ] Instala la <text:span text:style-name="T1">fuente de alimentación (PSU)</text:span> en la caja (normalmente en la parte inferior o superior trasera).</text:p>
          </text:list-item>
          <text:list-item>
            <text:p text:style-name="P7">[ ] <text:span text:style-name="T1">Conecta el cable de 24 pines</text:span> de la PSU a la placa base.</text:p>
          </text:list-item>
          <text:list-item>
            <text:p text:style-name="P7"><text:soft-page-break/>[ ] <text:span text:style-name="T1">Conecta el cable de alimentación de 8 pines (EPS)</text:span> de la PSU al conector de la CPU en la placa base.</text:p>
          </text:list-item>
          <text:list-item>
            <text:p text:style-name="P7">[ ] Conecta los cables de alimentación a los ventiladores y al almacenamiento.</text:p>
          </text:list-item>
        </text:list>
        <text:h text:style-name="P2" text:outline-level="4">4. Instalación de Componentes Clave</text:h>
        <text:list text:style-name="L14">
          <text:list-item>
            <text:p text:style-name="P8">[ ] <text:span text:style-name="T1">Instalación de Almacenamiento (SSD/HDD)</text:span>: Coloca el disco duro o SSD en su bahía o ranura (M.2) correspondiente en la placa base. Conecta los cables de alimentación y SATA (si aplica).</text:p>
          </text:list-item>
          <text:list-item>
            <text:p text:style-name="P8">[ ] <text:span text:style-name="T1">Instalación de la Tarjeta Gráfica (GPU)</text:span>: Abre el clip de la ranura <text:span text:style-name="T1">PCIe x16</text:span>. Inserta la tarjeta gráfica y presiona firmemente hasta que el clip se cierre. Asegúrala a la caja con los tornillos del panel trasero. Conecta el cable de alimentación PCIe de la PSU a la GPU (si es necesario).</text:p>
          </text:list-item>
        </text:list>
        <text:h text:style-name="P2" text:outline-level="4">5. Conexión de los Cables Frontales</text:h>
        <text:list text:style-name="L15">
          <text:list-item>
            <text:p text:style-name="P9">[ ] Conecta los cables del panel frontal de la caja a los pines de la placa base. Esto incluye los cables de <text:span text:style-name="T1">encendido, reinicio, LEDs de actividad y puertos USB/audio frontales</text:span>.</text:p>
          </text:list-item>
          <text:list-item>
            <text:p text:style-name="P9">[ ] Usa el manual de la placa base para identificar la ubicación correcta de estos pines, ya que varían en cada modelo.</text:p>
          </text:list-item>
        </text:list>
        <text:h text:style-name="P2" text:outline-level="4">6. Primer Arranque</text:h>
        <text:list text:style-name="L16">
          <text:list-item>
            <text:p text:style-name="P10">[ ] Conecta el monitor, teclado y ratón.</text:p>
          </text:list-item>
          <text:list-item>
            <text:p text:style-name="P10">[ ] Conecta el cable de alimentación a la PSU y enciéndela (el interruptor suele estar en la parte trasera de la PSU).</text:p>
          </text:list-item>
          <text:list-item>
            <text:p text:style-name="P10">[ ] Presiona el botón de encendido de la caja. Si has seguido todos los pasos correctamente, ¡el ordenador debería encenderse! Verás la pantalla del BIOS o la pantalla de inicio del sistema operativo si ya está instalado.</text:p>
          </text:list-item>
        </text:list>
        <text:p text:style-name="Horizontal_20_Line"/>
        <text:h text:style-name="P1" text:outline-level="3"><text:span text:style-name="T1">Consideraciones Finales</text:span> 🏆</text:h>
        <text:list text:style-name="L17">
          <text:list-item>
            <text:p text:style-name="P11"><text:span text:style-name="T1">Paciencia</text:span>: No te apresures. Si un componente no encaja, no fuerces. Vuelve a revisar la orientación.</text:p>
          </text:list-item>
          <text:list-item>
            <text:p text:style-name="P11"><text:span text:style-name="T1">Organización</text:span>: Mantén los tornillos y los componentes organizados para no perder nada.</text:p>
          </text:list-item>
          <text:list-item>
            <text:p text:style-name="P11"><text:span text:style-name="T1">¡Felicidades!</text:span>: Si todo ha ido bien, has completado con éxito el montaje de tu primer ordenador. ¡Un gran logro! 🎉</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21:35:52.982535236</meta:creation-date>
    <dc:date>2025-09-08T22:38:33.758074898</dc:date>
    <meta:editing-duration>PT1H2M39S</meta:editing-duration>
    <meta:editing-cycles>6</meta:editing-cycles>
    <meta:generator>LibreOffice/24.2.2.2$Linux_X86_64 LibreOffice_project/d56cc158d8a96260b836f100ef4b4ef25d6f1a01</meta:generator>
    <meta:print-date>2025-09-08T22:25:02.823203762</meta:print-date>
    <meta:printed-by>Archivos PDF</meta:printed-by>
    <meta:document-statistic meta:table-count="0" meta:image-count="0" meta:object-count="0" meta:page-count="2" meta:paragraph-count="35" meta:word-count="692" meta:character-count="3797" meta:non-whitespace-character-count="3164"/>
  </office:meta>
</office:document-meta>
</file>